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2.579cm" svg:y="0.839cm">
            <draw:object draw:notify-on-update-of-ranges="Sheet1.C9:Sheet1.C16 Sheet1.D9:Sheet1.D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u-ch427-n1280-ens02</text:p>
          </table:table-cell>
          <table:table-cell office:value-type="float" office:value="2007.65" calcext:value-type="float">
            <text:p>2007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1280-ens03</text:p>
          </table:table-cell>
          <table:table-cell office:value-type="float" office:value="2777.62" calcext:value-type="float">
            <text:p>2777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1280-ens04</text:p>
          </table:table-cell>
          <table:table-cell office:value-type="float" office:value="5200.9" calcext:value-type="float">
            <text:p>520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1280-ens05</text:p>
          </table:table-cell>
          <table:table-cell office:value-type="float" office:value="5048.58" calcext:value-type="float">
            <text:p>5048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1280-ens06</text:p>
          </table:table-cell>
          <table:table-cell office:value-type="float" office:value="1563.66" calcext:value-type="float">
            <text:p>1563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1280-ens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1280-ens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1280-ens09</text:p>
          </table:table-cell>
          <table:table-cell office:value-type="float" office:value="17994.68" calcext:value-type="float">
            <text:p>17994.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7.65" calcext:value-type="float">
            <text:p>2007.6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777.62" calcext:value-type="float">
            <text:p>2777.62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200.9" calcext:value-type="float">
            <text:p>5200.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048.58" calcext:value-type="float">
            <text:p>5048.5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994.68" calcext:value-type="float">
            <text:p>17994.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14:58:53.723433251</meta:creation-date>
    <dc:date>2022-03-21T15:00:11.317698214</dc:date>
    <meta:editing-duration>PT1M18S</meta:editing-duration>
    <meta:editing-cycles>1</meta:editing-cycles>
    <meta:document-statistic meta:table-count="1" meta:cell-count="27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1cm" svg:y="0.316cm" chart:style-name="ch2">
          <text:p>n1280</text:p>
        </chart:title>
        <chart:plot-area chart:style-name="ch3" table:cell-range-address="Sheet1.C9:Sheet1.D16" svg:x="0.32cm" svg:y="1.275cm" svg:width="15.36cm" svg:height="7.545cm">
          <chartooo:coordinate-region svg:x="1.312cm" svg:y="1.474cm" svg:width="13.99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9:Sheet1.D16" chart:class="chart:scatter">
            <chart:domain table:cell-range-address="Sheet1.C9:Sheet1.C16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C9:Sheet1.C16</svg:desc>
                </draw:g>
              </table:table-cell>
              <table:table-cell office:value-type="float" office:value="2007.65">
                <text:p>2007.65</text:p>
                <draw:g>
                  <svg:desc>Sheet1.D9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777.62">
                <text:p>2777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200.9">
                <text:p>520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048.58">
                <text:p>5048.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7994.68">
                <text:p>17994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